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4" style:family="paragraph" style:parent-style-name="Text_20_body" style:list-style-name="L4">
      <style:paragraph-properties fo:orphans="2" fo:widows="2"/>
      <style:text-properties fo:font-variant="normal" fo:text-transform="none" fo:color="#000000" style:font-name="Times New Roman" fo:font-size="14pt" fo:letter-spacing="normal" fo:font-style="normal" fo:font-weight="normal"/>
    </style:style>
    <style:style style:name="P5"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P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bold"/>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style>
    <style:style style:name="P10" style:family="paragraph" style:parent-style-name="Text_20_body">
      <style:paragraph-properties fo:margin-left="0in" fo:margin-right="0in" fo:text-align="center" style:justify-single-word="false" fo:orphans="2" fo:widows="2" fo:text-indent="0in" style:auto-text-indent="false"/>
    </style:style>
    <style:style style:name="P11"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2" style:family="paragraph" style:parent-style-name="Text_20_body" style:list-style-name="L3">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3" style:family="paragraph" style:parent-style-name="Text_20_body" style:list-style-name="L4">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4" style:family="paragraph" style:parent-style-name="Text_20_body" style:list-style-name="L5">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variant="normal" fo:text-transform="none" fo:color="#000000" style:font-name="Times New Roman" fo:font-size="14pt" fo:letter-spacing="normal" fo:font-style="normal" fo:font-weight="normal"/>
    </style:style>
    <style:style style:name="T5" style:family="text">
      <style:text-properties fo:font-variant="normal" fo:text-transform="none" fo:color="#000000" style:font-name="Times New Roman" fo:font-size="14pt" fo:letter-spacing="normal" fo:font-style="normal"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OSC 2415 - Data Structures</text:span><text:line-break/><text:span text:style-name="T1">Bob Comer, Professor of Computer Studies</text:span></text:p>
      <text:p text:style-name="Horizontal_20_Line"/>
      <text:p text:style-name="P8">Program 6 - List ADT with getPosition and remove Methods</text:p>
      <text:p text:style-name="P6">Be sure to read through Chapter 9 of the textbook before you start this assignment.</text:p>
      <text:p text:style-name="P9">Assignment Summary</text:p>
      <text:p text:style-name="P6">For this assignment, you will add to the List ADT a <text:span text:style-name="T2">getPosition</text:span> method and a second <text:span text:style-name="T2">remove</text:span> method. You will then create an array-based implementation and a linked-list based implementation for these methods. I put copies of the files that you need to get started in the assignment on Blackboard.</text:p>
      <text:p text:style-name="P9">Files</text:p>
      <text:p text:style-name="P6">To get started, you will use the code from section 9.1 of the textbook for the array-based implementation. Use the textbook code from sections 9.2.1 and 9.2.2 for the linked-based implementation.</text:p>
      <text:p text:style-name="P6">The code provided in Blackboard is straight from the textbook with the following modifications.</text:p>
      <text:list xml:id="list3103332811975509206" text:style-name="L1">
        <text:list-item>
          <text:p text:style-name="P11">While I expect you to know what an exception is and generally how they are used, I am not going to ask you to write any code to use exceptions in this course. The <text:span text:style-name="T2">getEntry</text:span> and <text:span text:style-name="T2">remove</text:span> methods have been modified to use the assert statement instead of exceptions. Note that this means that the application will abort if these methods are called with invalid parameters.</text:p>
        </text:list-item>
        <text:list-item>
          <text:p text:style-name="P11">The drivers have also been modified to remove the exception handling code.</text:p>
        </text:list-item>
        <text:list-item>
          <text:p text:style-name="P1">For the class templates (Node, ArrayList, LinkedList), I have combined the class definition and the class implementation into a single header file. This should make it easy for you to add all the code files to your project or makefile.</text:p>
        </text:list-item>
      </text:list>
      <text:p text:style-name="P6">Note that while I am asking you to create both an array-based implementation and a link-based implementation, the drivers that you use to test your implementations can mostly be identical. Your list interface (ListInterface.h) will also be identical between the two implementations.</text:p>
      <text:p text:style-name="P9">ListInterface</text:p>
      <text:p text:style-name="P6"><text:soft-page-break/>Add two pure virtual methods to ListInterface.h as described below. <text:span text:style-name="T1">Important: Do not remove the existing </text:span><text:span text:style-name="T3">remove</text:span><text:span text:style-name="T1"> method from the interface. You should end up with 2 </text:span><text:span text:style-name="T3">remove</text:span><text:span text:style-name="T1"> methods in the interface.</text:span></text:p>
      <text:list xml:id="list942991340186225861" text:style-name="L2">
        <text:list-item>
          <text:p text:style-name="P2">A method called <text:span text:style-name="T2">getPosition</text:span> that gets the position of a given entry in this list. This method will have one parameter of type <text:span text:style-name="T2">ItemType</text:span> that specifies the entry you are searching for. If the entry is found, its position will be returned (an integer in the range 1 through <text:span text:style-name="T2">itemCount</text:span>). If the list contains multiple entries with that same value, return the position of the entry with the smallest position number. If the entry is not found in the list, the method returns zero. This will be a constant method; the prototype would be:<text:line-break/><text:line-break/>int getPosition(const ItemType&amp; entry) const;</text:p>
        </text:list-item>
        <text:list-item>
          <text:p text:style-name="P2">The List ADT contains a <text:span text:style-name="T2">remove</text:span> method that removes the entry at a specified position in the list. Add a second method called <text:span text:style-name="T2">remove</text:span> that removes the first entry that matches a specified entry. This method will have one parameter of type <text:span text:style-name="T2">ItemType</text:span> that specifies the entry to be removed. If the list contains multiple entries with that same value, remove the entry with the smallest position number. This method will return true if the entry is successfully removed. The method returns false if no entry in the list matches the specified value. The prototype for the method would be:<text:line-break/><text:line-break/>bool remove(const ItemType&amp; entry);</text:p>
        </text:list-item>
      </text:list>
      <text:p text:style-name="P6">Since you are adding these 2 methods to the ADT, you must add documentation to the interface file. Pattern your comments after the comments for the existing methods. That is, you need to include:</text:p>
      <text:list xml:id="list6589520822472932183" text:style-name="L3">
        <text:list-item>
          <text:p text:style-name="P12">a brief 1 or maybe 2 line overview of the function of the method</text:p>
        </text:list-item>
        <text:list-item>
          <text:p text:style-name="P12">pre-conditions and post-conditions (if any)</text:p>
        </text:list-item>
        <text:list-item>
          <text:p text:style-name="P12">a description of each parameter (if any)</text:p>
        </text:list-item>
        <text:list-item>
          <text:p text:style-name="P3">a description of the return value (if any)</text:p>
        </text:list-item>
      </text:list>
      <text:p text:style-name="P9">Array-based Implementation</text:p>
      <text:p text:style-name="P6"><text:soft-page-break/>Add implementations for the <text:span text:style-name="T2">getPosition</text:span> and <text:span text:style-name="T2">remove</text:span> methods to ArrayList.h. For the <text:span text:style-name="T2">remove</text:span> method, you may want to use (call) another ArrayList method to do part of the work.</text:p>
      <text:p text:style-name="P9">Linked-based Implementation</text:p>
      <text:p text:style-name="P6">Add implementation for the <text:span text:style-name="T2">getPosition</text:span> and <text:span text:style-name="T2">remove</text:span> methods to LinkedList.h. For the <text:span text:style-name="T2">remove</text:span> method, you may want to use (call) one or two of the other LinkedList methods to do part of the work.</text:p>
      <text:p text:style-name="P6"><text:span text:style-name="T1">Important note:</text:span> The class code provided uses raw pointers, not smart pointers (see C++ Interlude 4). <text:span text:style-name="T1">For this asignment, you must use raw pointers.</text:span></text:p>
      <text:p text:style-name="P9">Drivers</text:p>
      <text:p text:style-name="P6">Write a driver to test both implementations of your <text:span text:style-name="T2">getPosition</text:span> and <text:span text:style-name="T2">remove</text:span> methods. As noted above, you can basically use the same driver for both implementations. The only difference is that one implementation will use an ArrayList object and the other will use a LinkedList object.</text:p>
      <text:p text:style-name="P9">Programming Assignment Deliverables</text:p>
      <text:p text:style-name="P6">When you have completed and tested your code, submit the following files for the array-based implementation:</text:p>
      <text:list xml:id="list2761001310080548475" text:style-name="L4">
        <text:list-item>
          <text:p text:style-name="P13">your driver (test program)</text:p>
        </text:list-item>
        <text:list-item>
          <text:p text:style-name="P13">ListInterface.h</text:p>
        </text:list-item>
        <text:list-item>
          <text:p text:style-name="P4">ArrayList.h</text:p>
        </text:list-item>
      </text:list>
      <text:p text:style-name="P6">Submit the following files for the link-based implementation:</text:p>
      <text:list xml:id="list4560307033184400101" text:style-name="L5">
        <text:list-item>
          <text:p text:style-name="P14">your driver (test program)</text:p>
        </text:list-item>
        <text:list-item>
          <text:p text:style-name="P14">ListInterface.h</text:p>
        </text:list-item>
        <text:list-item>
          <text:p text:style-name="P14">Node.h</text:p>
        </text:list-item>
        <text:list-item>
          <text:p text:style-name="P5">LinkedList.h</text:p>
        </text:list-item>
      </text:list>
      <text:p text:style-name="P6">Only send me files that contain C++ code. Do not send me executable files, project or make files, object code files, etc.</text:p>
      <text:p text:style-name="P6">You may want to send a zipped folder for each implementation.</text:p>
      <text:p text:style-name="P10"><text:a xlink:type="simple" xlink:href="http://www.austincc.edu/comer/cosc2436/index.htm" text:style-name="Internet_20_link" text:visited-style-name="Visited_20_Internet_20_Link"><text:span text:style-name="T4"/></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0:34:17.768754503</meta:creation-date>
    <dc:date>2017-04-19T10:34:43.654256849</dc:date>
    <meta:editing-duration>PT26S</meta:editing-duration>
    <meta:editing-cycles>1</meta:editing-cycles>
    <meta:document-statistic meta:table-count="0" meta:image-count="0" meta:object-count="0" meta:page-count="3" meta:paragraph-count="40" meta:word-count="825" meta:character-count="4935" meta:non-whitespace-character-count="4164"/>
    <meta:generator>LibreOffice/5.1.6.2$Linux_X86_64 LibreOffice_project/10m0$Build-2</meta:generator>
  </office:meta>
</office:document-meta>
</file>